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Grafik 1" text:anchor-type="as-char" svg:x="0in" svg:y="0in" svg:width="6.3in" svg:height="3.1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draw:frame draw:style-name="a1" draw:name="Grafik 2" text:anchor-type="as-char" svg:x="0in" svg:y="0in" svg:width="6.3in" svg:height="3.52014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1-08-03T15:36:00Z</meta:creation-date>
    <dc:date>2021-08-03T15:46:00Z</dc:date>
    <meta:print-date>2021-08-03T15:38:00Z</meta:print-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